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F0000004F5FD47364DCB11B01.png" manifest:media-type="image/png"/>
  <manifest:file-entry manifest:full-path="Pictures/10000000000000080000000875795166C17E88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image-name="Light_20_Vertical" draw:textarea-horizontal-align="justify" draw:textarea-vertical-align="middle" draw:auto-grow-height="false" fo:min-height="0.95cm" fo:min-width="4.1cm"/>
    </style:style>
    <style:style style:name="gr2" style:family="graphic" style:parent-style-name="standard">
      <style:graphic-properties svg:stroke-color="#000000" draw:fill="bitmap" draw:fill-image-name="Light_20_Vertical" draw:textarea-horizontal-align="justify" draw:textarea-vertical-align="middle" draw:auto-grow-height="false" fo:min-height="0.95cm" fo:min-width="4cm"/>
    </style:style>
    <style:style style:name="gr3" style:family="graphic" style:parent-style-name="standard">
      <style:graphic-properties svg:stroke-color="#000000" draw:fill="bitmap" draw:fill-image-name="Light_20_Vertical" draw:textarea-horizontal-align="justify" draw:textarea-vertical-align="middle" draw:auto-grow-height="false" fo:min-height="0.95cm" fo:min-width="10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5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946cm" fo:min-width="5.3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39cm" fo:min-width="1.986cm"/>
    </style:style>
    <style:style style:name="gr10" style:family="graphic" style:parent-style-name="standard">
      <style:graphic-properties draw:stroke="none" svg:stroke-color="#000000" draw:fill="none" draw:fill-color="#ffffff" fo:min-height="0.778cm"/>
    </style:style>
    <style:style style:name="gr11" style:family="graphic" style:parent-style-name="standard">
      <style:graphic-properties draw:stroke="none" svg:stroke-color="#000000" draw:fill="none" draw:fill-color="#ffffff" fo:min-height="1.023cm"/>
    </style:style>
    <style:style style:name="gr12" style:family="graphic" style:parent-style-name="standard">
      <style:graphic-properties draw:stroke="none" svg:stroke-color="#000000" draw:fill="none" draw:fill-color="#ffffff" fo:min-height="1.395cm"/>
    </style:style>
    <style:style style:name="gr13" style:family="graphic" style:parent-style-name="standard">
      <style:graphic-properties draw:stroke="none" svg:stroke-color="#000000" draw:fill="none" draw:fill-color="#ffffff" fo:min-height="1.523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2.145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254cm" fo:min-width="1.182cm"/>
    </style:style>
    <style:style style:name="gr18" style:family="graphic" style:parent-style-name="standard">
      <style:graphic-properties draw:stroke="none" svg:stroke-color="#000000" draw:fill="none" draw:fill-color="#ffffff" fo:min-height="0.923cm"/>
    </style:style>
    <style:style style:name="gr19" style:family="graphic" style:parent-style-name="standard">
      <style:graphic-properties draw:stroke="none" svg:stroke-color="#000000" draw:fill="none" draw:fill-color="#ffffff" fo:min-height="2.85cm"/>
    </style:style>
    <style:style style:name="gr20" style:family="graphic" style:parent-style-name="standard">
      <style:graphic-properties draw:stroke="none" svg:stroke-color="#000000" draw:fill="none" draw:fill-color="#ffffff" fo:min-height="3.445cm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none" svg:stroke-color="#000000" draw:fill="none" draw:fill-color="#ffffff" fo:min-height="1.923cm"/>
    </style:style>
    <style:style style:name="P1" style:family="paragraph">
      <loext:graphic-properties draw:fill="bitmap" draw:fill-image-name="Light_20_Vertical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2cm" svg:x="23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.2cm" svg:x="1.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6cm" svg:height="1.2cm" svg:x="9.3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2" draw:layer="layout" svg:width="5.6cm" svg:height="1.1cm" draw:transform="rotate (1.5706217938697) translate (12.696cm 1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2" draw:layer="layout" svg:x1="13.8cm" svg:y1="14cm" svg:x2="16.6cm" svg:y2="14cm">
            <text:p/>
          </draw:line>
          <draw:line draw:style-name="gr5" draw:text-style-name="P2" draw:layer="layout" svg:x1="16.6cm" svg:y1="14cm" svg:x2="16.6cm" svg:y2="9.9cm">
            <text:p/>
          </draw:line>
          <draw:g>
            <draw:line draw:style-name="gr5" draw:text-style-name="P2" draw:layer="layout" svg:x1="13.8cm" svg:y1="12.9cm" svg:x2="15.6cm" svg:y2="12.9cm">
              <text:p/>
            </draw:line>
            <draw:line draw:style-name="gr5" draw:text-style-name="P2" draw:layer="layout" svg:x1="15.6cm" svg:y1="12.9cm" svg:x2="15.6cm" svg:y2="9.9cm">
              <text:p/>
            </draw:line>
          </draw:g>
          <draw:line draw:style-name="gr5" draw:text-style-name="P2" draw:layer="layout" svg:x1="13.8cm" svg:y1="16.3cm" svg:x2="18.6cm" svg:y2="16.3cm">
            <text:p/>
          </draw:line>
          <draw:line draw:style-name="gr5" draw:text-style-name="P2" draw:layer="layout" svg:x1="18.6cm" svg:y1="16.3cm" svg:x2="18.6cm" svg:y2="9.9cm">
            <text:p/>
          </draw:line>
          <draw:line draw:style-name="gr6" draw:text-style-name="P2" draw:layer="layout" svg:x1="14.9cm" svg:y1="14.2cm" svg:x2="14.9cm" svg:y2="15.9cm">
            <text:p/>
          </draw:line>
          <draw:line draw:style-name="gr6" draw:text-style-name="P2" draw:layer="layout" svg:x1="17cm" svg:y1="11.1cm" svg:x2="18.2cm" svg:y2="11.1cm">
            <text:p/>
          </draw:line>
          <draw:line draw:style-name="gr5" draw:text-style-name="P2" draw:layer="layout" svg:x1="12.7cm" svg:y1="14.2cm" svg:x2="12.1cm" svg:y2="14.2cm">
            <text:p/>
          </draw:line>
        </draw:g>
        <draw:line draw:style-name="gr5" draw:text-style-name="P2" draw:layer="layout" svg:x1="9.1cm" svg:y1="9.3cm" svg:x2="9.3cm" svg:y2="9.3cm">
          <text:p/>
        </draw:line>
        <draw:g>
          <draw:custom-shape draw:style-name="gr4" draw:text-style-name="P2" draw:layer="layout" svg:width="5.6cm" svg:height="1.1cm" draw:transform="rotate (-1.56643300366491) translate (22.408cm 1.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2" draw:layer="layout" svg:x1="21.318cm" svg:y1="4.6cm" svg:x2="18.518cm" svg:y2="4.587cm">
            <text:p/>
          </draw:line>
          <draw:line draw:style-name="gr5" draw:text-style-name="P2" draw:layer="layout" svg:x1="18.519cm" svg:y1="4.587cm" svg:x2="18.5cm" svg:y2="8.687cm">
            <text:p/>
          </draw:line>
          <draw:g>
            <draw:line draw:style-name="gr5" draw:text-style-name="P2" draw:layer="layout" svg:x1="21.313cm" svg:y1="5.7cm" svg:x2="19.513cm" svg:y2="5.692cm">
              <text:p/>
            </draw:line>
            <draw:line draw:style-name="gr5" draw:text-style-name="P2" draw:layer="layout" svg:x1="19.514cm" svg:y1="5.692cm" svg:x2="19.5cm" svg:y2="8.692cm">
              <text:p/>
            </draw:line>
          </draw:g>
          <draw:line draw:style-name="gr5" draw:text-style-name="P2" draw:layer="layout" svg:x1="21.329cm" svg:y1="2.3cm" svg:x2="16.529cm" svg:y2="2.278cm">
            <text:p/>
          </draw:line>
          <draw:line draw:style-name="gr5" draw:text-style-name="P2" draw:layer="layout" svg:x1="16.529cm" svg:y1="2.278cm" svg:x2="16.5cm" svg:y2="8.678cm">
            <text:p/>
          </draw:line>
          <draw:line draw:style-name="gr6" draw:text-style-name="P2" draw:layer="layout" svg:x1="20.219cm" svg:y1="4.395cm" svg:x2="20.227cm" svg:y2="2.695cm">
            <text:p/>
          </draw:line>
          <draw:line draw:style-name="gr6" draw:text-style-name="P2" draw:layer="layout" svg:x1="18.105cm" svg:y1="7.485cm" svg:x2="16.905cm" svg:y2="7.48cm">
            <text:p/>
          </draw:line>
          <draw:line draw:style-name="gr5" draw:text-style-name="P2" draw:layer="layout" svg:x1="22.419cm" svg:y1="4.405cm" svg:x2="23.019cm" svg:y2="4.408cm">
            <text:p/>
          </draw:line>
        </draw:g>
        <draw:g>
          <draw:custom-shape draw:style-name="gr4" draw:text-style-name="P2" draw:layer="layout" svg:width="5.6cm" svg:height="1.1cm" draw:transform="rotate (-1.58563162543685) translate (7.71cm 1.516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2" draw:layer="layout" svg:x1="7.667cm" svg:y1="4.515cm" svg:x2="10.467cm" svg:y2="4.556cm">
            <text:p/>
          </draw:line>
          <draw:line draw:style-name="gr5" draw:text-style-name="P2" draw:layer="layout" svg:x1="10.466cm" svg:y1="4.556cm" svg:x2="10.406cm" svg:y2="8.656cm">
            <text:p/>
          </draw:line>
          <draw:g>
            <draw:line draw:style-name="gr5" draw:text-style-name="P2" draw:layer="layout" svg:x1="7.651cm" svg:y1="5.615cm" svg:x2="9.451cm" svg:y2="5.641cm">
              <text:p/>
            </draw:line>
            <draw:line draw:style-name="gr5" draw:text-style-name="P2" draw:layer="layout" svg:x1="9.45cm" svg:y1="5.641cm" svg:x2="9.406cm" svg:y2="8.641cm">
              <text:p/>
            </draw:line>
          </draw:g>
          <draw:line draw:style-name="gr5" draw:text-style-name="P2" draw:layer="layout" svg:x1="7.7cm" svg:y1="2.215cm" svg:x2="12.499cm" svg:y2="2.285cm">
            <text:p/>
          </draw:line>
          <draw:line draw:style-name="gr5" draw:text-style-name="P2" draw:layer="layout" svg:x1="12.5cm" svg:y1="2.286cm" svg:x2="12.406cm" svg:y2="8.685cm">
            <text:p/>
          </draw:line>
          <draw:line draw:style-name="gr6" draw:text-style-name="P2" draw:layer="layout" svg:x1="8.769cm" svg:y1="4.331cm" svg:x2="8.794cm" svg:y2="2.631cm">
            <text:p/>
          </draw:line>
          <draw:line draw:style-name="gr6" draw:text-style-name="P2" draw:layer="layout" svg:x1="10.824cm" svg:y1="7.462cm" svg:x2="12.024cm" svg:y2="7.48cm">
            <text:p/>
          </draw:line>
          <draw:line draw:style-name="gr5" draw:text-style-name="P2" draw:layer="layout" svg:x1="6.57cm" svg:y1="4.299cm" svg:x2="5.97cm" svg:y2="4.29cm">
            <text:p/>
          </draw:line>
        </draw:g>
        <draw:line draw:style-name="gr5" draw:text-style-name="P2" draw:layer="layout" svg:x1="6cm" svg:y1="4.3cm" svg:x2="6cm" svg:y2="8.7cm">
          <text:p/>
        </draw:line>
        <draw:line draw:style-name="gr5" draw:text-style-name="P2" draw:layer="layout" svg:x1="22.998cm" svg:y1="4.367cm" svg:x2="22.998cm" svg:y2="8.667cm">
          <text:p/>
        </draw:line>
        <draw:custom-shape draw:style-name="gr7" draw:text-style-name="P2" draw:layer="layout" svg:width="5.801cm" svg:height="1.196cm" draw:transform="rotate (-1.5700981950941) translate (27.396cm 17.972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2" draw:layer="layout" svg:x1="28.9cm" svg:y1="20.973cm" svg:x2="27.4cm" svg:y2="20.973cm">
          <text:p/>
        </draw:line>
        <draw:line draw:style-name="gr5" draw:text-style-name="P2" draw:layer="layout" svg:x1="26.2cm" svg:y1="18.973cm" svg:x2="24.3cm" svg:y2="18.973cm">
          <text:p/>
        </draw:line>
        <draw:line draw:style-name="gr5" draw:text-style-name="P2" draw:layer="layout" svg:x1="26.2cm" svg:y1="20.473cm" svg:x2="24.3cm" svg:y2="20.473cm">
          <text:p/>
        </draw:line>
        <draw:line draw:style-name="gr5" draw:text-style-name="P2" draw:layer="layout" svg:x1="26.2cm" svg:y1="21.873cm" svg:x2="24.3cm" svg:y2="21.873cm">
          <text:p/>
        </draw:line>
        <draw:line draw:style-name="gr5" draw:text-style-name="P2" draw:layer="layout" svg:x1="26.2cm" svg:y1="23.073cm" svg:x2="24.3cm" svg:y2="23.073cm">
          <text:p/>
        </draw:line>
        <draw:line draw:style-name="gr5" draw:text-style-name="P2" draw:layer="layout" svg:x1="27.2cm" svg:y1="22.573cm" svg:x2="27.2cm" svg:y2="24.973cm">
          <text:p/>
        </draw:line>
        <draw:line draw:style-name="gr5" draw:text-style-name="P2" draw:layer="layout" svg:x1="26.6cm" svg:y1="23.273cm" svg:x2="26.6cm" svg:y2="25.073cm">
          <text:p/>
        </draw:line>
        <draw:frame draw:style-name="gr8" draw:text-style-name="P2" draw:layer="layout" svg:width="4.206cm" svg:height="2.089cm" svg:x="8.794cm" svg:y="18.6cm">
          <draw:image xlink:href="Pictures/100002010000009F0000004F5FD47364DCB11B01.png" xlink:type="simple" xlink:show="embed" xlink:actuate="onLoad">
            <text:p/>
          </draw:image>
        </draw:frame>
        <draw:line draw:style-name="gr5" draw:text-style-name="P2" draw:layer="layout" svg:x1="12.433cm" svg:y1="19.1cm" svg:x2="12.333cm" svg:y2="9.9cm">
          <text:p/>
        </draw:line>
        <draw:line draw:style-name="gr5" draw:text-style-name="P2" draw:layer="layout" svg:x1="13cm" svg:y1="19.6cm" svg:x2="12.9cm" svg:y2="9.9cm">
          <text:p/>
        </draw:line>
        <draw:line draw:style-name="gr5" draw:text-style-name="P2" draw:layer="layout" svg:x1="13.4cm" svg:y1="20.2cm" svg:x2="13.3cm" svg:y2="9.9cm">
          <text:p/>
        </draw:line>
        <draw:line draw:style-name="gr5" draw:text-style-name="P2" draw:layer="layout" svg:x1="12.4cm" svg:y1="19.6cm" svg:x2="13cm" svg:y2="19.6cm">
          <text:p/>
        </draw:line>
        <draw:line draw:style-name="gr5" draw:text-style-name="P2" draw:layer="layout" svg:x1="12.4cm" svg:y1="20.2cm" svg:x2="13.4cm" svg:y2="20.2cm">
          <text:p/>
        </draw:line>
        <draw:g>
          <draw:custom-shape draw:style-name="gr9" draw:text-style-name="P2" draw:layer="layout" svg:width="2.486cm" svg:height="0.489cm" draw:transform="rotate (-1.58563162543685) translate (6.152cm 10.605cm)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2" draw:layer="layout" svg:x1="5.645cm" svg:y1="11.751cm" svg:x2="4.402cm" svg:y2="11.733cm">
            <text:p/>
          </draw:line>
          <draw:line draw:style-name="gr5" draw:text-style-name="P2" draw:layer="layout" svg:x1="4.402cm" svg:y1="11.733cm" svg:x2="4.429cm" svg:y2="9.913cm">
            <text:p/>
          </draw:line>
          <draw:g>
            <draw:line draw:style-name="gr5" draw:text-style-name="P2" draw:layer="layout" svg:x1="5.653cm" svg:y1="11.263cm" svg:x2="4.854cm" svg:y2="11.251cm">
              <text:p/>
            </draw:line>
            <draw:line draw:style-name="gr5" draw:text-style-name="P2" draw:layer="layout" svg:x1="4.854cm" svg:y1="11.252cm" svg:x2="4.874cm" svg:y2="9.92cm">
              <text:p/>
            </draw:line>
          </draw:g>
          <draw:line draw:style-name="gr5" draw:text-style-name="P2" draw:layer="layout" svg:x1="5.631cm" svg:y1="12.772cm" svg:x2="3.5cm" svg:y2="12.741cm">
            <text:p/>
          </draw:line>
          <draw:line draw:style-name="gr5" draw:text-style-name="P2" draw:layer="layout" svg:x1="3.5cm" svg:y1="12.741cm" svg:x2="3.542cm" svg:y2="9.9cm">
            <text:p/>
          </draw:line>
          <draw:line draw:style-name="gr6" draw:text-style-name="P2" draw:layer="layout" svg:x1="5.156cm" svg:y1="11.833cm" svg:x2="5.145cm" svg:y2="12.588cm">
            <text:p/>
          </draw:line>
          <draw:line draw:style-name="gr6" draw:text-style-name="P2" draw:layer="layout" svg:x1="4.244cm" svg:y1="10.443cm" svg:x2="3.711cm" svg:y2="10.435cm">
            <text:p/>
          </draw:line>
          <draw:line draw:style-name="gr5" draw:text-style-name="P2" draw:layer="layout" svg:x1="6.132cm" svg:y1="11.847cm" svg:x2="6.398cm" svg:y2="11.851cm">
            <text:p/>
          </draw:line>
        </draw:g>
        <draw:g>
          <draw:custom-shape draw:style-name="gr9" draw:text-style-name="P2" draw:layer="layout" svg:width="2.486cm" svg:height="0.489cm" draw:transform="rotate (-1.58563162543685) translate (23.174cm 10.601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2" draw:layer="layout" svg:x1="23.155cm" svg:y1="11.751cm" svg:x2="24.398cm" svg:y2="11.733cm">
            <text:p/>
          </draw:line>
          <draw:line draw:style-name="gr5" draw:text-style-name="P2" draw:layer="layout" svg:x1="24.398cm" svg:y1="11.733cm" svg:x2="24.371cm" svg:y2="9.913cm">
            <text:p/>
          </draw:line>
          <draw:g>
            <draw:line draw:style-name="gr5" draw:text-style-name="P2" draw:layer="layout" svg:x1="23.147cm" svg:y1="11.263cm" svg:x2="23.946cm" svg:y2="11.251cm">
              <text:p/>
            </draw:line>
            <draw:line draw:style-name="gr5" draw:text-style-name="P2" draw:layer="layout" svg:x1="23.947cm" svg:y1="11.252cm" svg:x2="23.927cm" svg:y2="9.92cm">
              <text:p/>
            </draw:line>
          </draw:g>
          <draw:line draw:style-name="gr5" draw:text-style-name="P2" draw:layer="layout" svg:x1="23.17cm" svg:y1="12.772cm" svg:x2="25.301cm" svg:y2="12.741cm">
            <text:p/>
          </draw:line>
          <draw:line draw:style-name="gr5" draw:text-style-name="P2" draw:layer="layout" svg:x1="25.301cm" svg:y1="12.741cm" svg:x2="25.259cm" svg:y2="9.9cm">
            <text:p/>
          </draw:line>
          <draw:line draw:style-name="gr6" draw:text-style-name="P2" draw:layer="layout" svg:x1="23.644cm" svg:y1="11.833cm" svg:x2="23.655cm" svg:y2="12.588cm">
            <text:p/>
          </draw:line>
          <draw:line draw:style-name="gr6" draw:text-style-name="P2" draw:layer="layout" svg:x1="24.556cm" svg:y1="10.443cm" svg:x2="25.089cm" svg:y2="10.435cm">
            <text:p/>
          </draw:line>
          <draw:line draw:style-name="gr5" draw:text-style-name="P2" draw:layer="layout" svg:x1="22.667cm" svg:y1="11.847cm" svg:x2="22.401cm" svg:y2="11.851cm">
            <text:p/>
          </draw:line>
        </draw:g>
        <draw:frame draw:style-name="gr10" draw:text-style-name="P3" draw:layer="layout" svg:width="4.2cm" svg:height="1.028cm" svg:x="19.3cm" svg:y="10.8cm">
          <draw:text-box>
            <text:p>Shift_Right</text:p>
          </draw:text-box>
        </draw:frame>
        <draw:frame draw:style-name="gr10" draw:text-style-name="P3" draw:layer="layout" svg:width="4.2cm" svg:height="1.028cm" svg:x="5.8cm" svg:y="10.372cm">
          <draw:text-box>
            <text:p>Shift_Left</text:p>
          </draw:text-box>
        </draw:frame>
        <draw:frame draw:style-name="gr10" draw:text-style-name="P3" draw:layer="layout" svg:width="4.2cm" svg:height="1.028cm" svg:x="7cm" svg:y="18.572cm">
          <draw:text-box>
            <text:p>Random</text:p>
          </draw:text-box>
        </draw:frame>
        <draw:frame draw:style-name="gr11" draw:text-style-name="P3" draw:layer="layout" svg:width="8.3cm" svg:height="1.273cm" svg:x="6.7cm" svg:y="13.6cm">
          <draw:text-box>
            <text:p>Repeating Pattern</text:p>
          </draw:text-box>
        </draw:frame>
        <draw:frame draw:style-name="gr10" draw:text-style-name="P3" draw:layer="layout" svg:width="4.2cm" svg:height="1.028cm" svg:x="22cm" svg:y="20.872cm">
          <draw:text-box>
            <text:p>Random [10]</text:p>
          </draw:text-box>
        </draw:frame>
        <draw:frame draw:style-name="gr11" draw:text-style-name="P3" draw:layer="layout" svg:width="8.3cm" svg:height="1.273cm" svg:x="19.3cm" svg:y="17.9cm">
          <draw:text-box>
            <text:p>Repeating Pattern [00]</text:p>
          </draw:text-box>
        </draw:frame>
        <draw:frame draw:style-name="gr12" draw:text-style-name="P3" draw:layer="layout" svg:width="5cm" svg:height="1.645cm" svg:x="13.9cm" svg:y="23.955cm">
          <draw:text-box>
            <text:p>Shift_Left [0]</text:p>
          </draw:text-box>
        </draw:frame>
        <draw:frame draw:style-name="gr13" draw:text-style-name="P3" draw:layer="layout" svg:width="5.8cm" svg:height="1.773cm" svg:x="13.5cm" svg:y="22.5cm">
          <draw:text-box>
            <text:p>Shift_Right [1]</text:p>
          </draw:text-box>
        </draw:frame>
        <draw:frame draw:style-name="gr11" draw:text-style-name="P3" draw:layer="layout" svg:width="8.3cm" svg:height="1.273cm" svg:x="27.3cm" svg:y="19.827cm">
          <draw:text-box>
            <text:p>FeedBack Bit</text:p>
          </draw:text-box>
        </draw:frame>
        <draw:frame draw:style-name="gr11" draw:text-style-name="P4" draw:layer="layout" svg:width="8.3cm" svg:height="1.273cm" svg:x="6cm" svg:y="8.5cm">
          <draw:text-box>
            <text:p><text:span text:style-name="T1">FeedBack Bit</text:span></text:p>
          </draw:text-box>
        </draw:frame>
        <draw:frame draw:style-name="gr14" draw:text-style-name="P5" draw:layer="layout" svg:width="5.5cm" svg:height="0.962cm" svg:x="23cm" svg:y="8.8cm">
          <draw:text-box>
            <text:p><text:span text:style-name="T2">Shift Register</text:span></text:p>
          </draw:text-box>
        </draw:frame>
        <draw:frame draw:style-name="gr14" draw:text-style-name="P5" draw:layer="layout" svg:width="5.5cm" svg:height="0.962cm" svg:x="11.7cm" svg:y="8.8cm">
          <draw:text-box>
            <text:p><text:span text:style-name="T2">Shift Register</text:span></text:p>
          </draw:text-box>
        </draw:frame>
        <draw:frame draw:style-name="gr14" draw:text-style-name="P5" draw:layer="layout" svg:width="5.5cm" svg:height="0.962cm" svg:x="23cm" svg:y="8.8cm">
          <draw:text-box>
            <text:p><text:span text:style-name="T2">Shift Register</text:span></text:p>
          </draw:text-box>
        </draw:frame>
        <draw:frame draw:style-name="gr14" draw:text-style-name="P5" draw:layer="layout" svg:width="5.5cm" svg:height="0.962cm" svg:x="1.5cm" svg:y="8.738cm">
          <draw:text-box>
            <text:p><text:span text:style-name="T2">Shift Register</text:span></text:p>
          </draw:text-box>
        </draw:frame>
        <draw:frame draw:style-name="gr15" draw:text-style-name="P3" draw:layer="layout" svg:width="4.2cm" svg:height="2.395cm" svg:x="25.7cm" svg:y="24.873cm">
          <draw:text-box>
            <text:p>Select Signals</text:p>
          </draw:text-box>
        </draw:frame>
        <draw:frame draw:style-name="gr16" draw:text-style-name="P3" draw:layer="layout" svg:width="4.4cm" svg:height="1.673cm" svg:x="22.504cm" svg:y="19.4cm">
          <draw:text-box>
            <text:p>Sliding [10]</text:p>
          </draw:text-box>
        </draw:frame>
        <draw:custom-shape draw:style-name="gr17" draw:text-style-name="P2" draw:layer="layout" svg:width="3cm" svg:height="0.9cm" draw:transform="rotate (1.56782926706651) translate (18.2cm 25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2" draw:layer="layout" svg:x1="17.8cm" svg:y1="23.3cm" svg:x2="18.2cm" svg:y2="23.3cm">
          <text:p/>
        </draw:line>
        <draw:line draw:style-name="gr5" draw:text-style-name="P2" draw:layer="layout" svg:x1="18cm" svg:y1="24.5cm" svg:x2="18.2cm" svg:y2="24.5cm">
          <text:p/>
        </draw:line>
        <draw:line draw:style-name="gr5" draw:text-style-name="P2" draw:layer="layout" svg:x1="19.1cm" svg:y1="23.8cm" svg:x2="19.8cm" svg:y2="23.8cm">
          <text:p/>
        </draw:line>
        <draw:line draw:style-name="gr5" draw:text-style-name="P2" draw:layer="layout" svg:x1="18.6cm" svg:y1="25cm" svg:x2="18.6cm" svg:y2="25.84cm">
          <text:p/>
        </draw:line>
        <draw:frame draw:style-name="gr14" draw:text-style-name="P3" draw:layer="layout" svg:width="5.8cm" svg:height="0.962cm" svg:x="15.1cm" svg:y="26.04cm">
          <draw:text-box>
            <text:p>Sliding_Right</text:p>
          </draw:text-box>
        </draw:frame>
        <draw:frame draw:style-name="gr18" draw:text-style-name="P3" draw:layer="layout" svg:width="3.7cm" svg:height="1.173cm" svg:x="19.2cm" svg:y="22.8cm">
          <draw:text-box>
            <text:p>Sliding</text:p>
          </draw:text-box>
        </draw:frame>
        <draw:frame draw:style-name="gr19" draw:text-style-name="P7" draw:layer="layout" svg:width="7.1cm" svg:height="3.1cm" svg:x="25cm" svg:y="1.2cm">
          <draw:text-box>
            <text:p text:style-name="P6"><text:span text:style-name="T3">MASK GENERATION</text:span></text:p>
          </draw:text-box>
        </draw:frame>
        <draw:frame draw:style-name="gr20" draw:text-style-name="P3" draw:layer="layout" svg:width="4.5cm" svg:height="3.695cm" svg:x="20.1cm" svg:y="7.4cm">
          <draw:text-box>
            <text:p>1920</text:p>
          </draw:text-box>
        </draw:frame>
        <draw:frame draw:style-name="gr21" draw:text-style-name="P3" draw:layer="layout" svg:width="1.6cm" svg:height="0.962cm" svg:x="26.9cm" svg:y="7.7cm">
          <draw:text-box>
            <text:p>32</text:p>
          </draw:text-box>
        </draw:frame>
        <draw:frame draw:style-name="gr22" draw:text-style-name="P3" draw:layer="layout" svg:width="2.3cm" svg:height="2.173cm" svg:x="1.5cm" svg:y="7.727cm">
          <draw:text-box>
            <text:p>3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Light_20_Vertical" draw:display-name="Light Vertical" xlink:href="Pictures/10000000000000080000000875795166C17E88EF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3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08:46:28.966864494</meta:creation-date>
    <dc:date>2020-06-23T18:27:47.357288944</dc:date>
    <meta:editing-duration>PT2H10M25S</meta:editing-duration>
    <meta:editing-cycles>10</meta:editing-cycles>
    <meta:generator>LibreOffice/6.0.7.3$Linux_X86_64 LibreOffice_project/00m0$Build-3</meta:generator>
    <meta:document-statistic meta:object-count="107"/>
  </office:meta>
</office:document-meta>
</file>